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Palabras Claves: razón, progreso, desarrollo, irracionalismo, formación de la voluntad colectiva, sociología del conocimiento.</text:p>
      <text:p text:style-name="Standard"/>
      <text:p text:style-name="Standard">Edad de oro (Griegos)</text:p>
      <text:p text:style-name="Standard">Milenarismo (Religión)</text:p>
      <text:p text:style-name="Standard">El buen salvaje. Fray Juan de Sagun. Vasco de Quiroga. Utopistas XVI, XVII, XVIII. Michoacan Hospitales Pueblo (---&gt;Carlos V). Paraguay XVII y XVIII (1610-1777). Ciudad del sol de Campanela</text:p>
      <text:p text:style-name="Standard"/>
      <text:p text:style-name="Standard">Bibliografia</text:p>
      <text:p text:style-name="Standard">Utopia, Tomas Mor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3-02-16T20:34:07</meta:creation-date>
    <dc:date>2013-02-16T20:42:42</dc:date>
    <dc:creator>omerta </dc:creator>
    <meta:editing-duration>PT2M1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6" meta:word-count="54" meta:character-count="388" meta:non-whitespace-character-count="341"/>
  </office:meta>
</office:document-meta>
</file>